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316488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4ad0e4f-0648-43f4-a7d2-e5cb8daa5ee7">
              <text:p text:style-name="P8">
    <text:span text:style-name="T9">Abteilungsleiterin – </text:span>
    <text:span text:style-name="T13">Novartis</text:span>
    <text:span text:style-name="T9">:</text:span>
    <text:span text:style-name="T11"> </text:span>
    <text:span text:style-name="T14">Dezember 2015</text:span>
    <text:span text:style-name="T5"> -</text:span>
    <text:span text:style-name="T4"> </text:span>
    <text:span text:style-name="T6">Februar 2017</text:span>
  </text:p>
              <text:p text:style-name="P3">Leitung der verschiedenen Team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68cb6bc-9894-4687-9859-6c4750606305">
              <text:p text:style-name="P9">
    <text:span text:style-name="T10">Master in Biologie - </text:span>
    <text:span text:style-name="T12">Fachhochschule</text:span>
    <text:span text:style-name="T10">:</text:span>
    <text:span text:style-name="T3"> </text:span>
    <text:span text:style-name="T7">Dezember 2015</text:span>
    <text:span text:style-name="T4"> - </text:span>
    <text:span text:style-name="T8">Februar 2017</text:span>
    <text:span text:style-name="T4"> </text:span>
  </text:p>
              <text:p text:style-name="P4">Logik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9af70ec-c6a7-4b96-8ab8-4fc167cb13ec">
              <text:p text:style-name="P6"><text:span text:style-name="T17">EDV: </text:span>Word, Excel, Photoshop, Gimp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